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4" style:family="paragraph" style:parent-style-name="Standard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33cc66" fo:font-weight="bold" style:font-weight-asian="bold" style:font-weight-complex="bold"/>
    </style:style>
    <style:style style:name="T4" style:family="text">
      <style:text-properties fo:color="#0047ff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alando Zope/Plone</text:p>
      <text:p text:style-name="Standard"/>
      <text:p text:style-name="Standard"/>
      <text:p text:style-name="P4">Passo 1</text:p>
      <text:p text:style-name="Standard"/>
      <text:p text:style-name="Standard">Baixar dependências pelo Terminal (No “menu iniciar” entrar em Aplicativos, Sistema e depois em Terminal. Se não encontrar nesse caminho, apertar <text:span text:style-name="T2">Alt+F2</text:span>, escrever “Terminal” na caixa e apertar ENTER.)</text:p>
      <text:p text:style-name="Standard"/>
      <text:p text:style-name="Standard">Dentro do Terminal digitar;</text:p>
      <text:p text:style-name="Standard"/>
      <text:p text:style-name="Standard"><text:span text:style-name="T2">sudo su </text:span><text:s/>(Vai pedir a senha cadastrada durante instalação. Depois de digitar a senha o sinal <text:span text:style-name="T2">$</text:span> vai mudar para <text:span text:style-name="T2">#)</text:span></text:p>
      <text:p text:style-name="Standard"/>
      <text:p text:style-name="Standard">Em seguida, digitar os comandos em sequência:</text:p>
      <text:p text:style-name="Standard"/>
      <text:p text:style-name="Standard"><text:s/><text:span text:style-name="T2">apt-get install libssl-dev <text:s/>libreadline-dev</text:span></text:p>
      <text:p text:style-name="P1"><text:s/>apt-get install python2.6-dev</text:p>
      <text:p text:style-name="P1"><text:s/>apt-get install python-dev</text:p>
      <text:p text:style-name="P1"><text:s/>apt-get install python-openssl</text:p>
      <text:p text:style-name="P1"><text:s/>apt-get install python-setuptools</text:p>
      <text:p text:style-name="Standard"/>
      <text:p text:style-name="P4">Passo 2</text:p>
      <text:p text:style-name="P1"/>
      <text:p text:style-name="Standard"><text:span text:style-name="T2">Efetuar o download do Plone em: </text:span><text:a xlink:type="simple" xlink:href="http://plone.org/products/plone/releases/4.1.3" office:name="http://plone.org/products/plone/releases/4.1.3"><text:span text:style-name="T2">http://plone.org/products/plone/releases/4.1.3 </text:span></text:a><text:span text:style-name="T2">( A versão para Linux é a Unified Installer for Linux/BSD/OS-X.)</text:span></text:p>
      <text:p text:style-name="P2"/>
      <text:p text:style-name="P4">Passo 3</text:p>
      <text:p text:style-name="Standard"/>
      <text:p text:style-name="Standard">Após baixar o arquivo do site, jogar em uma pasta ex: <text:span text:style-name="T2">/home/usuario/plone</text:span>. Entrar nesse diretório via terminal (<text:span text:style-name="T2">cd /home/usuario/plone</text:span>) e descompactar o arquivo com o comando: <text:span text:style-name="T2"><text:s/>tar zxf Plone-VERSÃO-UnifiedInstaller.tgz </text:span><text:s/>uma pasta será criada.</text:p>
      <text:p text:style-name="Standard"/>
      <text:p text:style-name="Standard">Entre no diretório criado: <text:span text:style-name="T2">cd Plone-VERSÃO-UnifiedInstaller </text:span><text:span text:style-name="T1">Onde “VERSÃO” é o nome do arquivo baixado.</text:span></text:p>
      <text:p text:style-name="Standard"/>
      <text:p text:style-name="Standard"><text:span text:style-name="T4">*****Atualização*****</text:span>: <text:span text:style-name="T5">Se a versão do Plone for a 4.1.3, NÃO USAR a parte do comando a seguir marcado em VERDE.</text:span></text:p>
      <text:p text:style-name="P5"/>
      <text:p text:style-name="Standard">Como root, executar: <text:span text:style-name="T2">./install.sh standalone --with-python=/usr/bin/python2.6 </text:span><text:span text:style-name="T3">–without-lxml</text:span></text:p>
      <text:p text:style-name="P1"/>
      <text:p text:style-name="Standard"><text:span text:style-name="T2">Guardar usuário e senha que vão aparecer no terminal</text:span>.</text:p>
      <text:p text:style-name="Standard"/>
      <text:p text:style-name="P4">Passo 4</text:p>
      <text:p text:style-name="Standard"/>
      <text:p text:style-name="Standard">Executar no terminal o comando: <text:span text:style-name="T2">sudo -u plone /usr/local/Plone/zinstance/bin/plonectl start</text:span> <text:s/>para iniciar o Zope/Plone.</text:p>
      <text:p text:style-name="Standard"/>
      <text:p text:style-name="Standard"><text:s/>Abrir o navegador e digitar: <text:a xlink:type="simple" xlink:href="http://localhost:8080/">http://localhost:8080/</text:a> <text:s text:c="3"/>Aparecerá a tela inicial do Plone ( <text:span text:style-name="T4">Lulz!!! :)</text:span> ) </text:p>
      <text:p text:style-name="Standard"/>
      <text:p text:style-name="Standard">Plone instalado e pronto para ser usado! <text:s/>= )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 </meta:initial-creator>
    <meta:creation-date>2011-09-29T23:58:33</meta:creation-date>
    <dc:date>2012-02-24T20:29:29</dc:date>
    <meta:editing-duration>PT1H2M11S</meta:editing-duration>
    <meta:editing-cycles>14</meta:editing-cycles>
    <meta:generator>LibreOffice/3.4$Linux LibreOffice_project/340m1$Build-302</meta:generator>
    <dc:creator>Johnny </dc:creator>
    <meta:document-statistic meta:table-count="0" meta:image-count="0" meta:object-count="0" meta:page-count="2" meta:paragraph-count="24" meta:word-count="228" meta:character-count="1613" meta:non-whitespace-character-count="1390"/>
  </office:meta>
</office:document-meta>
</file>